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760000001ABE541735.png"/>
  <manifest:file-entry manifest:media-type="image/png" manifest:full-path="Pictures/10000000000000760000001ACA2B457C.png"/>
  <manifest:file-entry manifest:media-type="image/png" manifest:full-path="Pictures/100000000000004B0000001AC3840ED4.png"/>
  <manifest:file-entry manifest:media-type="image/png" manifest:full-path="Pictures/100000000000007800000019B3A172FE.png"/>
  <manifest:file-entry manifest:media-type="image/png" manifest:full-path="Pictures/10000000000000490000001A714145EF.png"/>
  <manifest:file-entry manifest:media-type="image/png" manifest:full-path="Pictures/10000000000003F00000028A39E24E3E.png"/>
  <manifest:file-entry manifest:media-type="image/png" manifest:full-path="Pictures/100000000000009A000000195A70AEDF.png"/>
  <manifest:file-entry manifest:media-type="image/png" manifest:full-path="Pictures/10000000000003F00000028AD73BD352.png"/>
  <manifest:file-entry manifest:media-type="image/png" manifest:full-path="Pictures/10000000000003F00000028A2D803B45.png"/>
  <manifest:file-entry manifest:media-type="image/png" manifest:full-path="Pictures/10000000000003F00000028A2D6E1F22.png"/>
  <manifest:file-entry manifest:media-type="image/png" manifest:full-path="Pictures/10000000000003710000001123CFBF2D.png"/>
  <manifest:file-entry manifest:media-type="image/png" manifest:full-path="Pictures/10000000000001380000002302D46761.png"/>
  <manifest:file-entry manifest:media-type="image/png" manifest:full-path="Pictures/10000000000000760000001AB90E36BF.png"/>
  <manifest:file-entry manifest:media-type="image/png" manifest:full-path="Pictures/10000000000000760000001A03ECD4F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IPA モナー Pゴシック" svg:font-family="'IPA モナー Pゴシック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vg:stroke-color="#ff0000" draw:fill="none" draw:textarea-vertical-align="middle" draw:auto-grow-height="false" fo:min-height="0.749cm" fo:min-width="0.499cm"/>
    </style:style>
    <style:style style:name="gr3" style:family="graphic">
      <style:graphic-properties draw:fill-color="#cccccc" draw:textarea-horizontal-align="center" draw:textarea-vertical-align="middle"/>
    </style:style>
    <style:style style:name="gr4" style:family="graphic">
      <style:graphic-properties draw:stroke="none" draw:fill-color="#cccccc" draw:textarea-horizontal-align="center" draw:textarea-vertical-align="middle"/>
    </style:style>
    <style:style style:name="gr5" style:family="graphic">
      <style:graphic-properties draw:fill="none" draw:textarea-horizontal-align="center" draw:textarea-vertical-align="middle"/>
    </style:style>
    <style:style style:name="gr6" style:family="graphic">
      <style:graphic-properties svg:stroke-color="#ff0000" draw:fill="none" draw:textarea-horizontal-align="justify" draw:textarea-vertical-align="middle" draw:auto-grow-height="false"/>
    </style:style>
    <style:style style:name="gr7" style:family="graphic">
      <style:graphic-properties svg:stroke-color="#ff0000" draw:fill="none" draw:textarea-horizontal-align="center" draw:textarea-vertical-align="middle"/>
    </style:style>
    <style:style style:name="gr8" style:family="graphic">
      <style:graphic-properties draw:textarea-vertical-align="middle" draw:auto-grow-height="false" fo:min-height="0.749cm" fo:min-width="0.499cm"/>
    </style:style>
    <style:style style:name="gr9" style:family="graphic">
      <style:graphic-properties draw:stroke="none" svg:stroke-color="#000000" draw:fill="none" draw:fill-color="#ffffff" fo:min-height="0.612cm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</office:automatic-styles>
  <office:body>
    <office:spreadsheet>
      <table:table table:name="Sheet1" table:style-name="ta1" table:print-ranges="Sheet1.B2:Sheet1.O103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KNJB0060</text:p>
          </table:table-cell>
          <table:table-cell>
            <draw:frame table:end-cell-address="Sheet1.O42" table:end-x="0.662cm" table:end-y="0.267cm" draw:z-index="0" draw:name="図 4" draw:style-name="gr1" draw:text-style-name="P1" svg:width="27.757cm" svg:height="17.275cm" svg:x="0.002cm" svg:y="0.002cm">
              <draw:image xlink:href="Pictures/10000000000003F00000028A2D803B45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1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変更案</text:p>
          </table:table-cell>
          <table:table-cell table:number-columns-repeated="12"/>
        </table:table-row>
        <table:table-row table:style-name="ro1" table:number-rows-repeated="31">
          <table:table-cell table:number-columns-repeated="14"/>
        </table:table-row>
        <table:table-row table:style-name="ro1">
          <table:table-cell/>
          <table:table-cell office:value-type="string">
            <text:p>曜日指定</text:p>
            <draw:custom-shape table:end-cell-address="Sheet1.B38" table:end-x="1.74cm" table:end-y="0.032cm" draw:z-index="23" draw:style-name="gr2" draw:text-style-name="P1" svg:width="0.458cm" svg:height="0.85cm" svg:x="1.282cm" svg:y="0.032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12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2"/>
          <table:table-cell>
            <draw:frame table:end-cell-address="Sheet1.O86" table:end-x="0.66cm" table:end-y="0.264cm" draw:z-index="1" draw:name="図 23" draw:style-name="gr1" draw:text-style-name="P1" svg:width="27.757cm" svg:height="17.275cm" svg:x="0cm" svg:y="0cm">
              <draw:image xlink:href="Pictures/10000000000003F00000028AD73BD352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18">
          <table:table-cell table:number-columns-repeated="14"/>
        </table:table-row>
        <table:table-row table:style-name="ro1">
          <table:table-cell/>
          <table:table-cell>
            <draw:custom-shape table:end-cell-address="Sheet1.B67" table:end-x="1.94cm" table:end-y="0.248cm" draw:z-index="25" draw:style-name="gr2" draw:text-style-name="P1" svg:width="0.458cm" svg:height="0.85cm" svg:x="1.482cm" svg:y="0.248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>
            <draw:frame table:end-cell-address="Sheet1.M66" table:end-x="1.93cm" table:end-y="0.293cm" draw:z-index="19" draw:name="図 24" draw:style-name="gr1" draw:text-style-name="P1" svg:width="24.26cm" svg:height="0.451cm" svg:x="0.251cm" svg:y="0.267cm">
              <draw:image xlink:href="Pictures/10000000000003710000001123CFBF2D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>
          <table:table-cell/>
          <table:table-cell office:value-type="string">
            <text:p>曜日指定</text:p>
          </table:table-cell>
          <table:table-cell table:number-columns-repeated="12"/>
        </table:table-row>
        <table:table-row table:style-name="ro1" table:number-rows-repeated="11">
          <table:table-cell table:number-columns-repeated="14"/>
        </table:table-row>
        <table:table-row table:style-name="ro1">
          <table:table-cell table:number-columns-repeated="2"/>
          <table:table-cell>
            <draw:rect table:end-cell-address="Sheet1.O102" table:end-x="0.636cm" table:end-y="0.112cm" draw:z-index="2" draw:style-name="gr3" draw:text-style-name="P1" svg:width="27.731cm" svg:height="10.068cm" svg:x="0.002cm" svg:y="0.25cm">
              <text:p/>
            </draw:rect>
            <draw:rect table:end-cell-address="Sheet1.O79" table:end-x="0.689cm" table:end-y="0.052cm" draw:z-index="18" draw:style-name="gr4" draw:text-style-name="P1" svg:width="27.758cm" svg:height="0.398cm" svg:x="0.028cm" svg:y="0.079cm">
              <text:p/>
            </draw:rect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>
            <draw:frame table:end-cell-address="Sheet1.D81" table:end-x="1.267cm" table:end-y="0.378cm" draw:z-index="17" draw:name="図 21" draw:style-name="gr1" draw:text-style-name="P1" svg:width="3.304cm" svg:height="0.663cm" svg:x="0.221cm" svg:y="0.14cm">
              <draw:image xlink:href="Pictures/100000000000007800000019B3A172FE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>
          <table:table-cell/>
          <table:table-cell>
            <draw:custom-shape table:end-cell-address="Sheet1.B98" table:end-x="1.825cm" table:end-y="0.204cm" draw:z-index="24" draw:style-name="gr2" draw:text-style-name="P1" svg:width="1.003cm" svg:height="7.273cm" svg:x="0.822cm" svg:y="0.16cm">
              <text:p/>
              <draw:enhanced-geometry svg:viewBox="0 0 21600 21600" draw:glue-points="21600 0 0 10800 21600 21600" draw:text-areas="13800 ?f9 21600 ?f10" draw:type="left-brace" draw:modifiers="1800 10994.992518703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>
            <draw:rect table:end-cell-address="Sheet1.O98" table:end-x="0.385cm" table:end-y="0.192cm" draw:z-index="5" draw:style-name="gr5" draw:text-style-name="P1" svg:width="27.345cm" svg:height="7.388cm" svg:x="0.137cm" svg:y="0.033cm">
              <text:p/>
            </draw:rect>
          </table:table-cell>
          <table:table-cell table:number-columns-repeated="11"/>
        </table:table-row>
        <table:table-row table:style-name="ro1">
          <table:table-cell table:number-columns-repeated="2"/>
          <table:table-cell>
            <draw:frame table:end-cell-address="Sheet1.E83" table:end-x="0.323cm" table:end-y="0.351cm" draw:z-index="4" draw:name="図 19" draw:style-name="gr1" draw:text-style-name="P1" svg:width="4.24cm" svg:height="0.663cm" svg:x="0.599cm" svg:y="0.113cm">
              <draw:image xlink:href="Pictures/100000000000009A000000195A70AEDF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I84" table:end-x="1.816cm" table:end-y="0.191cm" draw:z-index="16" draw:name="図 5" draw:style-name="gr1" draw:text-style-name="P1" svg:width="8.591cm" svg:height="0.929cm" svg:x="0cm" svg:y="0.113cm">
              <draw:image xlink:href="Pictures/10000000000001380000002302D46761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Sheet1.J83" table:end-x="2.064cm" table:end-y="0.378cm" draw:z-index="3" draw:name="図 20" draw:style-name="gr1" draw:text-style-name="P1" svg:width="2.064cm" svg:height="0.69cm" svg:x="0cm" svg:y="0.113cm">
              <draw:image xlink:href="Pictures/100000000000004B0000001AC3840ED4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5"/>
          <table:table-cell>
            <draw:frame table:end-cell-address="Sheet1.G87" table:end-x="0.99cm" table:end-y="0.265cm" draw:z-index="20" draw:name="図 6" draw:style-name="gr1" draw:text-style-name="P1" svg:width="3.248cm" svg:height="0.69cm" svg:x="0cm" svg:y="0cm">
              <draw:image xlink:href="Pictures/10000000000000760000001ABE541735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I87" table:end-x="0.989cm" table:end-y="0.265cm" draw:z-index="21" draw:name="図 7" draw:style-name="gr1" draw:text-style-name="P1" svg:width="3.248cm" svg:height="0.69cm" svg:x="0cm" svg:y="0cm">
              <draw:image xlink:href="Pictures/10000000000000760000001ACA2B457C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K87" table:end-x="0.99cm" table:end-y="0.265cm" draw:z-index="22" draw:name="図 8" draw:style-name="gr1" draw:text-style-name="P1" svg:width="3.248cm" svg:height="0.69cm" svg:x="0cm" svg:y="0cm">
              <draw:image xlink:href="Pictures/10000000000000760000001AB90E36BF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>
            <text:p>曜日指定</text:p>
          </table:table-cell>
          <table:table-cell table:number-columns-repeated="3"/>
          <table:table-cell>
            <draw:frame table:end-cell-address="Sheet1.G90" table:end-x="0.99cm" table:end-y="0.377cm" draw:z-index="7" draw:name="図 9" draw:style-name="gr1" draw:text-style-name="P1" svg:width="3.248cm" svg:height="0.69cm" svg:x="0cm" svg:y="0.112cm">
              <draw:image xlink:href="Pictures/10000000000000760000001A03ECD4F5.png" xlink:type="simple" xlink:show="embed" xlink:actuate="onLoad">
                <text:p/>
              </draw:image>
            </draw:frame>
          </table:table-cell>
          <table:table-cell>
            <draw:frame table:end-cell-address="Sheet1.I90" table:end-x="0.988cm" table:end-y="0.377cm" draw:z-index="8" draw:name="図 10" draw:style-name="gr1" draw:text-style-name="P1" svg:width="3.248cm" svg:height="0.69cm" svg:x="2.257cm" svg:y="0.112cm">
              <draw:image xlink:href="Pictures/10000000000000760000001A03ECD4F5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90" table:end-x="0.99cm" table:end-y="0.377cm" draw:z-index="9" draw:name="図 11" draw:style-name="gr1" draw:text-style-name="P1" svg:width="3.248cm" svg:height="0.69cm" svg:x="0cm" svg:y="0.112cm">
              <draw:image xlink:href="Pictures/10000000000000760000001A03ECD4F5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>
            <draw:frame table:end-cell-address="Sheet1.G93" table:end-x="0.99cm" table:end-y="0.377cm" draw:z-index="10" draw:name="図 12" draw:style-name="gr1" draw:text-style-name="P1" svg:width="3.248cm" svg:height="0.69cm" svg:x="0cm" svg:y="0.112cm">
              <draw:image xlink:href="Pictures/10000000000000760000001A03ECD4F5.png" xlink:type="simple" xlink:show="embed" xlink:actuate="onLoad">
                <text:p/>
              </draw:image>
            </draw:frame>
          </table:table-cell>
          <table:table-cell>
            <draw:frame table:end-cell-address="Sheet1.I93" table:end-x="0.988cm" table:end-y="0.377cm" draw:z-index="11" draw:name="図 13" draw:style-name="gr1" draw:text-style-name="P1" svg:width="3.248cm" svg:height="0.69cm" svg:x="2.257cm" svg:y="0.112cm">
              <draw:image xlink:href="Pictures/10000000000000760000001A03ECD4F5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93" table:end-x="0.99cm" table:end-y="0.377cm" draw:z-index="12" draw:name="図 14" draw:style-name="gr1" draw:text-style-name="P1" svg:width="3.248cm" svg:height="0.69cm" svg:x="0cm" svg:y="0.112cm">
              <draw:image xlink:href="Pictures/10000000000000760000001A03ECD4F5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>
            <draw:frame table:end-cell-address="Sheet1.G96" table:end-x="0.99cm" table:end-y="0.377cm" draw:z-index="13" draw:name="図 15" draw:style-name="gr1" draw:text-style-name="P1" svg:width="3.248cm" svg:height="0.69cm" svg:x="0cm" svg:y="0.112cm">
              <draw:image xlink:href="Pictures/10000000000000760000001A03ECD4F5.png" xlink:type="simple" xlink:show="embed" xlink:actuate="onLoad">
                <text:p/>
              </draw:image>
            </draw:frame>
          </table:table-cell>
          <table:table-cell>
            <draw:frame table:end-cell-address="Sheet1.I96" table:end-x="0.988cm" table:end-y="0.377cm" draw:z-index="14" draw:name="図 16" draw:style-name="gr1" draw:text-style-name="P1" svg:width="3.248cm" svg:height="0.69cm" svg:x="2.257cm" svg:y="0.112cm">
              <draw:image xlink:href="Pictures/10000000000000760000001A03ECD4F5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96" table:end-x="0.99cm" table:end-y="0.377cm" draw:z-index="15" draw:name="図 17" draw:style-name="gr1" draw:text-style-name="P1" svg:width="3.248cm" svg:height="0.69cm" svg:x="0cm" svg:y="0.112cm">
              <draw:image xlink:href="Pictures/10000000000000760000001A03ECD4F5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3"/>
          <table:table-cell>
            <draw:frame table:end-cell-address="Sheet1.N100" table:end-x="2.009cm" table:end-y="0.377cm" draw:z-index="6" draw:name="図 22" draw:style-name="gr1" draw:text-style-name="P1" svg:width="2.009cm" svg:height="0.69cm" svg:x="0cm" svg:y="0.112cm">
              <draw:image xlink:href="Pictures/10000000000000490000001A714145EF.png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-ranges="Sheet2.B2:Sheet2.P95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KNJB0060</text:p>
          </table:table-cell>
          <table:table-cell>
            <draw:frame table:end-cell-address="Sheet2.O42" table:end-x="0.66cm" table:end-y="0.265cm" draw:z-index="1" draw:name="図 1" draw:style-name="gr1" draw:text-style-name="P1" svg:width="27.757cm" svg:height="17.275cm" svg:x="0cm" svg:y="0cm">
              <draw:image xlink:href="Pictures/10000000000003F00000028A39E24E3E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1">
          <table:table-cell/>
          <table:table-cell office:value-type="string">
            <text:p>p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現在</text:p>
          </table:table-cell>
          <table:table-cell table:number-columns-repeated="2"/>
        </table:table-row>
        <table:table-row table:style-name="ro1" table:number-rows-repeated="30">
          <table:table-cell table:number-columns-repeated="4"/>
        </table:table-row>
        <table:table-row table:style-name="ro1">
          <table:table-cell/>
          <table:table-cell>
            <draw:custom-shape table:end-cell-address="Sheet2.H40" table:end-x="2.149cm" table:end-y="0.027cm" draw:z-index="7" draw:style-name="gr6" svg:width="13.521cm" svg:height="1.913cm" svg:x="2.176cm" svg:y="0.2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"/>
        </table:table-row>
        <table:table-row table:style-name="ro1">
          <table:table-cell/>
          <table:table-cell>
            <draw:custom-shape table:end-cell-address="Sheet2.B39" table:end-x="1.735cm" table:end-y="0.186cm" draw:z-index="6" draw:style-name="gr2" draw:text-style-name="P1" svg:width="0.744cm" svg:height="1.303cm" svg:x="0.991cm" svg:y="0.159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2"/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>
            <text:p>変更案</text:p>
          </table:table-cell>
          <table:table-cell>
            <draw:frame table:end-cell-address="Sheet2.O84" table:end-x="0.66cm" table:end-y="0.264cm" draw:z-index="2" draw:name="図 2" draw:style-name="gr1" draw:text-style-name="P1" svg:width="27.757cm" svg:height="17.275cm" svg:x="0cm" svg:y="0cm">
              <draw:image xlink:href="Pictures/10000000000003F00000028AD73BD352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3"/>
          <table:table-cell>
            <draw:frame table:end-cell-address="Sheet2.P93" table:end-x="0.662cm" table:end-y="0.266cm" draw:z-index="0" draw:name="図 3" draw:style-name="gr1" draw:text-style-name="P1" svg:width="27.757cm" svg:height="17.275cm" svg:x="0.002cm" svg:y="0.002cm">
              <draw:image xlink:href="Pictures/10000000000003F00000028A2D6E1F22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5">
          <table:table-cell table:number-columns-repeated="4"/>
        </table:table-row>
        <table:table-row table:style-name="ro1">
          <table:table-cell/>
          <table:table-cell>
            <draw:ellipse table:end-cell-address="Sheet2.C82" table:end-x="2.122cm" table:end-y="0.026cm" draw:z-index="3" draw:style-name="gr7" draw:text-style-name="P1" svg:width="2.809cm" svg:height="1.249cm" svg:x="1.571cm" svg:y="0.053cm">
              <text:p/>
            </draw:ellipse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>
            <draw:custom-shape table:end-cell-address="Sheet2.C88" table:end-x="2.176cm" table:end-y="0.239cm" draw:z-index="4" draw:style-name="gr8" draw:text-style-name="P1" svg:width="2.727cm" svg:height="2.817cm" svg:x="1.707cm" svg:y="0.399cm">
              <text:p/>
              <draw:enhanced-geometry svg:viewBox="0 0 640 861" draw:text-areas="257 295 414 566" draw:mirror-horizontal="true" draw:type="non-primitive" draw:enhanced-path="M 640 233 L 221 293 506 12 367 0 29 406 431 347 145 645 99 520 0 861 326 765 209 711 640 233 640 233 Z N"/>
            </draw:custom-shape>
          </table:table-cell>
          <table:table-cell table:number-columns-repeated="2"/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>
            <draw:frame table:end-cell-address="Sheet2.C90" table:end-x="1.874cm" table:end-y="0.24cm" draw:z-index="5" draw:style-name="gr9" draw:text-style-name="P2" svg:width="3.47cm" svg:height="0.612cm" svg:x="0.662cm" svg:y="0.053cm">
              <draw:text-box>
                <text:p><text:span text:style-name="T1">ツールティップ</text:span></text:p>
              </draw:text-box>
            </draw:frame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IPA モナー Pゴシック" svg:font-family="'IPA モナー Pゴシック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IPA モナー Pゴシック" style:language-asian="ja" style:country-asian="JP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6">2011/04/06</text:date>, <text:time>20:21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06T18:42:49</meta:creation-date>
    <dc:date>2011-04-06T20:21:55</dc:date>
    <meta:editing-duration>PT00H07M10S</meta:editing-duration>
    <meta:editing-cycles>2</meta:editing-cycles>
    <meta:generator>OpenOffice.org/3.2$Linux OpenOffice.org_project/320m18$Build-9502</meta:generator>
    <meta:document-statistic meta:table-count="2" meta:cell-count="10" meta:object-count="34"/>
  </office:meta>
</office:document-meta>
</file>